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7f52d93b-0128-502d-1b58-4b5a284f9ee6">
        <text:p text:style-name="Standard"><text:a xlink:type="simple" xlink:href="https://leetcode.com/problems/reveal-cards-in-increasing-order/" text:style-name="Internet_20_link" text:visited-style-name="Visited_20_Internet_20_Link"><text:span text:style-name="T1">950. Reveal Cards In Increasing Order</text:span></text:a></text:p>
        <text:p text:style-name="P5">Medium</text:p>
        <text:p text:style-name="P5"/>
        <text:p text:style-name="P6"><text:span text:style-name="T1">You are given an integer array </text:span><text:span text:style-name="Source_20_Text"><text:span text:style-name="T2">deck</text:span></text:span><text:span text:style-name="T1">. There is a deck of cards where every card has a unique integer. The integer on the </text:span><text:span text:style-name="Source_20_Text"><text:span text:style-name="T2">i</text:span></text:span><text:span text:style-name="Source_20_Text"><text:span text:style-name="T1">th</text:span></text:span><text:span text:style-name="T1"> card is </text:span><text:span text:style-name="Source_20_Text"><text:span text:style-name="T2">deck[i]</text:span></text:span><text:span text:style-name="T1">.</text:span></text:p>
        <text:p text:style-name="P7">You can order the deck in any order you want. Initially, all the cards start face down (unrevealed) in one deck.</text:p>
        <text:p text:style-name="P7">You will do the following steps repeatedly until all cards are revealed:</text:p>
        <text:list xml:id="list98735738" text:style-name="L1">
          <text:list-item>
            <text:p text:style-name="P8">Take the top card of the deck, reveal it, and take it out of the deck.</text:p>
          </text:list-item>
          <text:list-item>
            <text:p text:style-name="P8">If there are still cards in the deck then put the next top card of the deck at the bottom of the deck.</text:p>
          </text:list-item>
          <text:list-item>
            <text:p text:style-name="P9">If there are still unrevealed cards, go back to step 1. Otherwise, stop.</text:p>
          </text:list-item>
        </text:list>
        <text:p text:style-name="P6"><text:span text:style-name="T1">Return </text:span><text:span text:style-name="Emphasis"><text:span text:style-name="T1">an ordering of the deck that would reveal the cards in increasing order</text:span></text:span><text:span text:style-name="T1">.</text:span></text:p>
        <text:p text:style-name="P6"><text:span text:style-name="Strong_20_Emphasis"><text:span text:style-name="T1">Note</text:span></text:span><text:span text:style-name="T1"> that the first entry in the answer is considered to be the top of the deck.</text:span></text:p>
        <text:p text:style-name="P7"> </text:p>
        <text:p text:style-name="P6"><text:span text:style-name="Strong_20_Emphasis"><text:span text:style-name="T1">Example 1:</text:span></text:span></text:p>
        <text:p text:style-name="P3"><text:span text:style-name="Strong_20_Emphasis"><text:span text:style-name="T1">Input:</text:span></text:span><text:span text:style-name="T1"> deck = [17,13,11,2,3,5,7]</text:span></text:p>
        <text:p text:style-name="P3"><text:span text:style-name="Strong_20_Emphasis"><text:span text:style-name="T1">Output:</text:span></text:span><text:span text:style-name="T1"> [2,13,3,11,5,17,7]</text:span></text:p>
        <text:p text:style-name="P3"><text:span text:style-name="Strong_20_Emphasis"><text:span text:style-name="T1">Explanation:</text:span></text:span><text:span text:style-name="T1"> </text:span></text:p>
        <text:p text:style-name="P2">We get the deck in the order [17,13,11,2,3,5,7] (this order does not matter), and reorder it.</text:p>
        <text:p text:style-name="P2">After reordering, the deck starts as [2,13,3,11,5,17,7], where 2 is the top of the deck.</text:p>
        <text:p text:style-name="P2">We reveal 2, and move 13 to the bottom. <text:s/>The deck is now [3,11,5,17,7,13].</text:p>
        <text:p text:style-name="P2">We reveal 3, and move 11 to the bottom. <text:s/>The deck is now [5,17,7,13,11].</text:p>
        <text:p text:style-name="P2">We reveal 5, and move 17 to the bottom. <text:s/>The deck is now [7,13,11,17].</text:p>
        <text:p text:style-name="P2">We reveal 7, and move 13 to the bottom. <text:s/>The deck is now [11,17,13].</text:p>
        <text:p text:style-name="P2">We reveal 11, and move 17 to the bottom. <text:s/>The deck is now [13,17].</text:p>
        <text:p text:style-name="P2">We reveal 13, and move 17 to the bottom. <text:s/>The deck is now [17].</text:p>
        <text:p text:style-name="P2">We reveal 17.</text:p>
        <text:p text:style-name="P1">Since all the cards revealed are in increasing order, the answer is correct.</text:p>
        <text:p text:style-name="P6"><text:span text:style-name="Strong_20_Emphasis"><text:span text:style-name="T1">Example 2:</text:span></text:span></text:p>
        <text:p text:style-name="P3"><text:span text:style-name="Strong_20_Emphasis"><text:span text:style-name="T1">Input:</text:span></text:span><text:span text:style-name="T1"> deck = [1,1000]</text:span></text:p>
        <text:p text:style-name="P4"><text:span text:style-name="Strong_20_Emphasis"><text:span text:style-name="T1">Output:</text:span></text:span><text:span text:style-name="T1"> [1,1000]</text:span></text:p>
        <text:p text:style-name="P7"> </text:p>
        <text:p text:style-name="P6"><text:span text:style-name="Strong_20_Emphasis"><text:span text:style-name="T1">Constraints:</text:span></text:span></text:p>
        <text:list xml:id="list998270478" text:style-name="L2">
          <text:list-item>
            <text:p text:style-name="P10"><text:span text:style-name="Source_20_Text"><text:span text:style-name="T2">1 &lt;= deck.length &lt;= 1000</text:span></text:span></text:p>
          </text:list-item>
          <text:list-item>
            <text:p text:style-name="P10"><text:span text:style-name="Source_20_Text"><text:span text:style-name="T2">1 &lt;= deck[i] &lt;= 10</text:span></text:span><text:span text:style-name="Source_20_Text"><text:span text:style-name="T1">6</text:span></text:span></text:p>
          </text:list-item>
          <text:list-item>
            <text:p text:style-name="P11"><text:soft-page-break/><text:span text:style-name="T1">All the values of </text:span><text:span text:style-name="Source_20_Text"><text:span text:style-name="T2">deck</text:span></text:span><text:span text:style-name="T1"> are </text:span><text:span text:style-name="Strong_20_Emphasis"><text:span text:style-name="T1">unique</text:span></text:span><text:span text:style-name="T1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9T21:34:41.032000000</dc:date>
    <meta:editing-duration>PT1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3" meta:word-count="323" meta:character-count="1682" meta:non-whitespace-character-count="1387"/>
  </office:meta>
</office:document-meta>
</file>